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8E790E43.png" manifest:media-type="image/png"/>
  <manifest:file-entry manifest:full-path="Pictures/1000000100000025000000224059E1AD.png" manifest:media-type="image/png"/>
  <manifest:file-entry manifest:full-path="Pictures/10000001000003E8000003E8D71D4D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automatic-styles>
    <style:style style:name="_31_7" style:display-name="17" style:family="table">
      <style:table-properties style:width="9.425in" table:align="margins" style:may-break-between-rows="true" table:border-model="collapsing"/>
    </style:style>
    <style:style style:name="_31_7.A" style:display-name="17.A" style:family="table-column">
      <style:table-column-properties style:column-width="0.7222in" style:rel-column-width="5021*"/>
    </style:style>
    <style:style style:name="_31_7.B" style:display-name="17.B" style:family="table-column">
      <style:table-column-properties style:column-width="0.9403in" style:rel-column-width="6538*"/>
    </style:style>
    <style:style style:name="_31_7.C" style:display-name="17.C" style:family="table-column">
      <style:table-column-properties style:column-width="2.3153in" style:rel-column-width="16098*"/>
    </style:style>
    <style:style style:name="_31_7.D" style:display-name="17.D" style:family="table-column">
      <style:table-column-properties style:column-width="2.6889in" style:rel-column-width="18696*"/>
    </style:style>
    <style:style style:name="_31_7.E" style:display-name="17.E" style:family="table-column">
      <style:table-column-properties style:column-width="2.759in" style:rel-column-width="19182*"/>
    </style:style>
    <style:style style:name="_31_7.1" style:display-name="17.1" style:family="table-row">
      <style:table-row-properties fo:keep-together="auto"/>
    </style:style>
    <style:style style:name="_31_7.A1" style:display-name="17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7.B1" style:display-name="17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_31_7.E1" style:display-name="17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_31_7.A2" style:display-name="17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1_7.E2" style:display-name="17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425in" table:align="margins" style:may-break-between-rows="true" table:border-model="collapsing"/>
    </style:style>
    <style:style style:name="Table1.A" style:family="table-column">
      <style:table-column-properties style:column-width="0.7292in" style:rel-column-width="5070*"/>
    </style:style>
    <style:style style:name="Table1.B" style:family="table-column">
      <style:table-column-properties style:column-width="0.9958in" style:rel-column-width="6924*"/>
    </style:style>
    <style:style style:name="Table1.C" style:family="table-column">
      <style:table-column-properties style:column-width="2.3764in" style:rel-column-width="16523*"/>
    </style:style>
    <style:style style:name="Table1.D" style:family="table-column">
      <style:table-column-properties style:column-width="2.5653in" style:rel-column-width="17837*"/>
    </style:style>
    <style:style style:name="Table1.E" style:family="table-column">
      <style:table-column-properties style:column-width="2.7583in" style:rel-column-width="1918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1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425in" table:align="margins" style:may-break-between-rows="true" table:border-model="collapsing"/>
    </style:style>
    <style:style style:name="Table2.A" style:family="table-column">
      <style:table-column-properties style:column-width="0.7292in" style:rel-column-width="5070*"/>
    </style:style>
    <style:style style:name="Table2.B" style:family="table-column">
      <style:table-column-properties style:column-width="0.9958in" style:rel-column-width="6924*"/>
    </style:style>
    <style:style style:name="Table2.C" style:family="table-column">
      <style:table-column-properties style:column-width="2.3764in" style:rel-column-width="16523*"/>
    </style:style>
    <style:style style:name="Table2.D" style:family="table-column">
      <style:table-column-properties style:column-width="2.5653in" style:rel-column-width="17837*"/>
    </style:style>
    <style:style style:name="Table2.E" style:family="table-column">
      <style:table-column-properties style:column-width="2.7583in" style:rel-column-width="1918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P4" style:family="paragraph" style:parent-style-name="Standard">
      <style:text-properties officeooo:paragraph-rsid="0017ebfa"/>
    </style:style>
    <style:style style:name="P5" style:family="paragraph" style:parent-style-name="Standard">
      <style:paragraph-properties fo:text-align="center" style:justify-single-word="false"/>
      <style:text-properties officeooo:paragraph-rsid="0017ebfa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17ebfa"/>
    </style:style>
    <style:style style:name="P7" style:family="paragraph" style:parent-style-name="Standard">
      <style:paragraph-properties fo:break-before="page"/>
      <style:text-properties officeooo:paragraph-rsid="00283d7e"/>
    </style:style>
    <style:style style:name="P8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3b7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d261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e0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5f2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9512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05e6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0b11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076f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4f656" officeooo:paragraph-rsid="0034f65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6a9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93d41" officeooo:paragraph-rsid="00393d4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2b0a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076fbc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5f2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2e00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2b0a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paragraph-rsid="003851b2"/>
    </style:style>
    <style:style style:name="P47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00e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56709" officeooo:paragraph-rsid="00056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17ebfa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3851b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2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520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056709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17ebfa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3851b2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b1157" officeooo:paragraph-rsid="000b1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f463a" officeooo:paragraph-rsid="000f463a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6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 loext:padding="0.0201in" loext:border="0.06pt solid #ffffff"/>
    </style:style>
    <style:style style:name="P6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 loext:padding="0.0201in" loext:border="0.06pt solid #ffffff"/>
    </style:style>
    <style:style style:name="P65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3b7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style:font-name="Ostrich Sans Black" fo:font-size="20pt" officeooo:rsid="00056709" style:font-size-asian="20pt" style:font-size-complex="20pt"/>
    </style:style>
    <style:style style:name="T2" style:family="text">
      <style:text-properties style:font-name="Ostrich Sans Black" fo:font-size="20pt" officeooo:rsid="00343b74" style:font-size-asian="20pt" style:font-size-complex="20pt"/>
    </style:style>
    <style:style style:name="T3" style:family="text">
      <style:text-properties style:font-name="Ostrich Sans Black" fo:font-size="16pt" officeooo:rsid="00056709" style:font-size-asian="16pt" style:font-size-complex="16pt"/>
    </style:style>
    <style:style style:name="T4" style:family="text">
      <style:text-properties style:font-name="Ostrich Sans Black" fo:font-size="16pt" officeooo:rsid="0030671b" style:font-size-asian="16pt" style:font-size-complex="16pt"/>
    </style:style>
    <style:style style:name="T5" style:family="text">
      <style:text-properties style:font-name="Ostrich Sans Black" fo:font-size="13pt" officeooo:rsid="0030671b" style:font-size-asian="13pt" style:font-size-complex="13pt"/>
    </style:style>
    <style:style style:name="T6" style:family="text">
      <style:text-properties style:font-name="Ostrich Sans Black" fo:font-size="6pt" officeooo:rsid="0030671b" style:font-size-asian="6pt" style:font-size-complex="6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3b4bdf" style:font-size-asian="9pt" style:font-size-complex="9pt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officeooo:rsid="0017ebfa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officeooo:rsid="0017fc20"/>
    </style:style>
    <style:style style:name="T14" style:family="text">
      <style:text-properties officeooo:rsid="00345f2d"/>
    </style:style>
    <style:style style:name="T15" style:family="text">
      <style:text-properties officeooo:rsid="0034f656"/>
    </style:style>
    <style:style style:name="T16" style:family="text">
      <style:text-properties officeooo:rsid="0036a90c"/>
    </style:style>
    <style:style style:name="T17" style:family="text">
      <style:text-properties officeooo:rsid="003851b2"/>
    </style:style>
    <style:style style:name="T18" style:family="text">
      <style:text-properties officeooo:rsid="00393d41"/>
    </style:style>
    <style:style style:name="T19" style:family="text">
      <style:text-properties officeooo:rsid="00395124"/>
    </style:style>
    <style:style style:name="T20" style:family="text">
      <style:text-properties officeooo:rsid="0039bb76"/>
    </style:style>
    <style:style style:name="T21" style:family="text">
      <style:text-properties fo:color="#ffffff" loext:opacity="100%"/>
    </style:style>
    <style:style style:name="T22" style:family="text">
      <style:text-properties officeooo:rsid="00400e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7" table:style-name="_31_7" table:template-name="Default Style">
        <table:table-column table:style-name="_31_7.A"/>
        <table:table-column table:style-name="_31_7.B"/>
        <table:table-column table:style-name="_31_7.C"/>
        <table:table-column table:style-name="_31_7.D"/>
        <table:table-column table:style-name="_31_7.E"/>
        <table:table-row table:style-name="_31_7.1">
          <table:table-cell table:style-name="_31_7.A1" table:number-rows-spanned="8" office:value-type="string">
            <text:p text:style-name="P49">QUI</text:p>
            <text:p text:style-name="P56">22</text:p>
            <text:p text:style-name="P59"><text:span text:style-name="T12">AGO</text:span><text:line-break/></text:p>
            <text:p text:style-name="P60">OnLine</text:p>
          </table:table-cell>
          <table:table-cell table:style-name="_31_7.B1" office:value-type="string">
            <text:p text:style-name="P48">Horário</text:p>
          </table:table-cell>
          <table:table-cell table:style-name="_31_7.B1" office:value-type="string">
            <text:p text:style-name="P48">Sala 1</text:p>
          </table:table-cell>
          <table:table-cell table:style-name="_31_7.B1" office:value-type="string">
            <text:p text:style-name="P48">Sala 2</text:p>
          </table:table-cell>
          <table:table-cell table:style-name="_31_7.E1" office:value-type="string">
            <text:p text:style-name="P48">Sala 3</text:p>
          </table:table-cell>
        </table:table-row>
        <table:table-row table:style-name="_31_7.1">
          <table:covered-table-cell table:style-name="_31_7.A2"/>
          <table:table-cell table:style-name="_31_7.A2" office:value-type="string">
            <text:p text:style-name="P17">09:00 – 10:00</text:p>
          </table:table-cell>
          <table:table-cell table:style-name="_31_7.A2" office:value-type="string">
            <text:p text:style-name="P12">Um primeiro olhar sobre o uso de sofware livre nos Estados brasileiros</text:p>
            <text:p text:style-name="P40">Flavio Lisboa</text:p>
          </table:table-cell>
          <table:table-cell table:style-name="_31_7.A2" office:value-type="string">
            <text:p text:style-name="P8">Introdução ao Prompt Hacking e a Segurança em Aplicações LLMs</text:p>
            <text:p text:style-name="P65">Marjori Klinczak</text:p>
          </table:table-cell>
          <table:table-cell table:style-name="_31_7.E2" office:value-type="string">
            <text:p text:style-name="P12">NO LOGZ, NO CRIME</text:p>
            <text:p text:style-name="P40">Oscar Marques</text:p>
          </table:table-cell>
        </table:table-row>
        <table:table-row table:style-name="_31_7.1">
          <table:covered-table-cell table:style-name="_31_7.A2"/>
          <table:table-cell table:style-name="_31_7.A2" office:value-type="string">
            <text:p text:style-name="P17">10:<text:span text:style-name="T14">0</text:span>0 – 1<text:span text:style-name="T14">2</text:span>:<text:span text:style-name="T14">0</text:span>0</text:p>
          </table:table-cell>
          <table:table-cell table:style-name="_31_7.A2" office:value-type="string">
            <text:p text:style-name="P12"><text:span text:style-name="T19">Mini-Tutorial</text:span><text:line-break/>Suprindo microserviçoes em nodejs com apache kafka</text:p>
            <text:p text:style-name="P40">João Cãndido de Souza Neto</text:p>
          </table:table-cell>
          <table:table-cell table:style-name="_31_7.A2" office:value-type="string">
            <text:p text:style-name="P16"><text:span text:style-name="T19">Mini-Tutorial</text:span><text:line-break/>A Arte da Engenharia de Prompts: Técnicas para Refinar e Personalizar <text:line-break/>suas Interações com IA <text:line-break/><text:span text:style-name="T10">Humberto Massareto</text:span></text:p>
          </table:table-cell>
          <table:table-cell table:style-name="_31_7.E2" office:value-type="string">
            <text:p text:style-name="P16"><text:span text:style-name="T19">Mini-Tutorial</text:span><text:line-break/>Provisionando um cluster failover com Nomad, KVM, Cloudinit e Glusterfs</text:p>
            <text:p text:style-name="P40">Waldemar Dibiazi Junior</text:p>
          </table:table-cell>
        </table:table-row>
        <table:table-row table:style-name="_31_7.1">
          <table:covered-table-cell table:style-name="_31_7.A2"/>
          <table:table-cell table:style-name="_31_7.A2" office:value-type="string">
            <text:p text:style-name="P20">1<text:span text:style-name="T14">2</text:span>:00 – 14:00</text:p>
          </table:table-cell>
          <table:table-cell table:style-name="_31_7.E2" table:number-columns-spanned="3" office:value-type="string">
            <text:p text:style-name="P47"><text:span text:style-name="T22">Intervalo para </text:span>Almoço</text:p>
          </table:table-cell>
          <table:covered-table-cell/>
          <table:covered-table-cell/>
        </table:table-row>
        <table:table-row table:style-name="_31_7.1">
          <table:covered-table-cell table:style-name="_31_7.A2"/>
          <table:table-cell table:style-name="_31_7.A2" office:value-type="string">
            <text:p text:style-name="P23">14:<text:span text:style-name="T14">0</text:span>0 – 1<text:span text:style-name="T14">5</text:span>:<text:span text:style-name="T14">0</text:span>0</text:p>
          </table:table-cell>
          <table:table-cell table:style-name="_31_7.A2" office:value-type="string">
            <text:p text:style-name="P15">Automação de Fluxo de Dados em cluster com Apache NiFi</text:p>
            <text:p text:style-name="P15">Marcio Junior Vieira</text:p>
          </table:table-cell>
          <table:table-cell table:style-name="_31_7.A2" table:number-rows-spanned="2" office:value-type="string">
            <text:p text:style-name="P16"><text:span text:style-name="T19">Mini-Tutorial</text:span><text:line-break/>Wokwi - um simulador para sistemas embarcados</text:p>
            <text:p text:style-name="P41">Gedeane Kenshima</text:p>
          </table:table-cell>
          <table:table-cell table:style-name="_31_7.E2" table:number-rows-spanned="4" office:value-type="string">
            <text:p text:style-name="P13"/>
            <text:p text:style-name="P15"><text:span text:style-name="T19">Tutorial</text:span><text:line-break/>O uso do Blender na Arquitetura de Alto Padrão!</text:p>
            <text:p text:style-name="P41">Guilherme Razgriz</text:p>
          </table:table-cell>
        </table:table-row>
        <table:table-row table:style-name="_31_7.1">
          <table:covered-table-cell table:style-name="_31_7.A2"/>
          <table:table-cell table:style-name="_31_7.A2" office:value-type="string">
            <text:p text:style-name="P23">1<text:span text:style-name="T14">5</text:span>:00 – 1<text:span text:style-name="T14">6</text:span>:00</text:p>
          </table:table-cell>
          <table:table-cell table:style-name="_31_7.A2" office:value-type="string">
            <text:p text:style-name="P15">Introdução ao Liferay 7.4: Explorando um CMS Open Source e "User-Friendly"</text:p>
            <text:p text:style-name="P41">Williane Delfino</text:p>
          </table:table-cell>
          <table:covered-table-cell table:style-name="_31_7.A2"/>
          <table:covered-table-cell table:style-name="_31_7.E2"/>
        </table:table-row>
        <table:table-row table:style-name="_31_7.1">
          <table:covered-table-cell table:style-name="_31_7.A2"/>
          <table:table-cell table:style-name="_31_7.A2" office:value-type="string">
            <text:p text:style-name="P23">1<text:span text:style-name="T15">6</text:span>:<text:span text:style-name="T15">0</text:span>0 – 1<text:span text:style-name="T15">7</text:span>:<text:span text:style-name="T15">0</text:span>0</text:p>
          </table:table-cell>
          <table:table-cell table:style-name="_31_7.A2" office:value-type="string">
            <text:p text:style-name="P14">Usando IA para programação</text:p>
            <text:p text:style-name="P42">Cartola</text:p>
          </table:table-cell>
          <table:table-cell table:style-name="_31_7.A2" office:value-type="string">
            <text:p text:style-name="P35">O conceito dos Gêmeos Digitais e como ele só será possível através do Software Livre</text:p>
            <text:p text:style-name="P45">Cadunico</text:p>
          </table:table-cell>
          <table:covered-table-cell table:style-name="_31_7.E2"/>
        </table:table-row>
        <table:table-row>
          <table:covered-table-cell table:style-name="_31_7.A2"/>
          <table:table-cell table:style-name="_31_7.A2" office:value-type="string">
            <text:p text:style-name="P26">17:00 - 18:00</text:p>
          </table:table-cell>
          <table:table-cell table:style-name="_31_7.A2" office:value-type="string">
            <text:p text:style-name="P14">Comparacao de linguagens para automacao de redes usando Python, Go e Rust. Uma batalha divertida.</text:p>
            <text:p text:style-name="P42">Claus Topke</text:p>
          </table:table-cell>
          <table:table-cell table:style-name="_31_7.A2" office:value-type="string">
            <text:p text:style-name="P35">Apresentação do Rancher prime</text:p>
            <text:p text:style-name="P45">Fabio Pereira da Silva</text:p>
          </table:table-cell>
          <table:covered-table-cell table:style-name="_31_7.E2"/>
        </table:table-row>
      </table:table>
      <text:p text:style-name="P5"/>
      <text:p text:style-name="P6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10" office:value-type="string">
            <text:p text:style-name="P50">SEX</text:p>
            <text:p text:style-name="P57">23</text:p>
            <text:p text:style-name="P61"><text:span text:style-name="T12">AGO</text:span><text:line-break/></text:p>
            <text:p text:style-name="P63">Presencial</text:p>
          </table:table-cell>
          <table:table-cell table:style-name="Table1.B1" office:value-type="string">
            <text:p text:style-name="P52">Horário</text:p>
          </table:table-cell>
          <table:table-cell table:style-name="Table1.B1" office:value-type="string">
            <text:p text:style-name="P52">Sala 1</text:p>
          </table:table-cell>
          <table:table-cell table:style-name="Table1.B1" office:value-type="string">
            <text:p text:style-name="P52">Sala 2</text:p>
          </table:table-cell>
          <table:table-cell table:style-name="Table1.E1" office:value-type="string">
            <text:p text:style-name="P54">Sala 3</text:p>
          </table:table-cell>
        </table:table-row>
        <table:table-row table:style-name="Table1.1">
          <table:covered-table-cell table:style-name="Table1.A2"/>
          <table:table-cell table:style-name="Table1.B2" office:value-type="string">
            <text:p text:style-name="P18"><text:span text:style-name="T16">10</text:span>:00 – <text:span text:style-name="T16">11</text:span><text:span text:style-name="T11">:</text:span><text:span text:style-name="T16">0</text:span><text:span text:style-name="T11">0</text:span></text:p>
          </table:table-cell>
          <table:table-cell table:style-name="Table1.B2" office:value-type="string">
            <text:p text:style-name="P12">Execute sua própria IA <text:line-break/>de maneira privada</text:p>
            <text:p text:style-name="P40">Alexandre Alves Gonçalves</text:p>
          </table:table-cell>
          <table:table-cell table:style-name="Table1.B2" office:value-type="string">
            <text:p text:style-name="P12">Entendendo o apiserver do Kubernetes</text:p>
            <text:p text:style-name="P40">Amim Moises Salum Knabben</text:p>
          </table:table-cell>
          <table:table-cell table:style-name="Table1.E2" office:value-type="string">
            <text:p text:style-name="P12">Peritus: ferramenta de perícia em evidências multimídia da Polícia Federal</text:p>
            <text:p text:style-name="P40">Ari Stopassola Junior</text:p>
          </table:table-cell>
        </table:table-row>
        <table:table-row table:style-name="Table1.1">
          <table:covered-table-cell table:style-name="Table1.A2"/>
          <table:table-cell table:style-name="Table1.B2" office:value-type="string">
            <text:p text:style-name="P18"><text:span text:style-name="T16">11</text:span>:<text:span text:style-name="T16">0</text:span>0 – 1<text:span text:style-name="T16">2</text:span>:<text:span text:style-name="T16">0</text:span>0</text:p>
          </table:table-cell>
          <table:table-cell table:style-name="Table1.C3" table:number-columns-spanned="3" office:value-type="string">
            <text:p text:style-name="P12">Keynote: O uso de software livre do IBGE</text:p>
            <text:p text:style-name="P40">Marcos Vinicius Mazoni</text:p>
          </table:table-cell>
          <table:covered-table-cell/>
          <table:covered-table-cell/>
        </table:table-row>
        <table:table-row table:style-name="Table1.1">
          <table:covered-table-cell table:style-name="Table1.A2"/>
          <table:table-cell table:style-name="Table1.B2" office:value-type="string">
            <text:p text:style-name="P27">1<text:span text:style-name="T16">2</text:span>:<text:span text:style-name="T16">0</text:span>0 – 1<text:span text:style-name="T16">4</text:span>:<text:span text:style-name="T16">0</text:span>0</text:p>
          </table:table-cell>
          <table:table-cell table:style-name="Table1.E2" table:number-columns-spanned="3" office:value-type="string">
            <text:p text:style-name="P47"><text:span text:style-name="T22">Intervalo para </text:span>Almoço</text:p>
          </table:table-cell>
          <table:covered-table-cell/>
          <table:covered-table-cell/>
        </table:table-row>
        <table:table-row table:style-name="Table1.1">
          <table:covered-table-cell table:style-name="Table1.A2"/>
          <table:table-cell table:style-name="Table1.B2" office:value-type="string">
            <text:p text:style-name="P24">1<text:span text:style-name="T16">4:00</text:span> – 1<text:span text:style-name="T16">4</text:span>:<text:span text:style-name="T13">3</text:span>0</text:p>
          </table:table-cell>
          <table:table-cell table:style-name="Table1.C3" table:number-columns-spanned="3" office:value-type="string">
            <text:p text:style-name="P12">Cerimônia Oficial de Abertura</text:p>
            <text:p text:style-name="P40">Organização ConFLOSS</text:p>
          </table:table-cell>
          <table:covered-table-cell/>
          <table:covered-table-cell/>
        </table:table-row>
        <table:table-row table:style-name="Table1.1">
          <table:covered-table-cell table:style-name="Table1.A2"/>
          <table:table-cell table:style-name="Table1.B2" office:value-type="string">
            <text:p text:style-name="P21">1<text:span text:style-name="T16">4</text:span>:<text:span text:style-name="T11">3</text:span>0 – 1<text:span text:style-name="T16">5</text:span>:30</text:p>
          </table:table-cell>
          <table:table-cell table:style-name="Table1.B2" office:value-type="string">
            <text:p text:style-name="P11">PostgreSQL - Monitorando performance e outros itens</text:p>
            <text:p text:style-name="P37">Lúcio Chiessi</text:p>
          </table:table-cell>
          <table:table-cell table:style-name="Table1.B2" office:value-type="string">
            <text:p text:style-name="P24">Matomo, web analytics com <text:line-break/>stack open source</text:p>
            <text:p text:style-name="P36">Claudio Ferreira Filho</text:p>
          </table:table-cell>
          <table:table-cell table:style-name="Table1.E2" office:value-type="string">
            <text:p text:style-name="P24">Escreva monolitos, publique microsserviços usando Go e o ServiceWeaver</text:p>
            <text:p text:style-name="P36">Elton Minetto</text:p>
          </table:table-cell>
        </table:table-row>
        <table:table-row table:style-name="Table1.1">
          <table:covered-table-cell table:style-name="Table1.A2"/>
          <table:table-cell table:style-name="Table1.B2" office:value-type="string">
            <text:p text:style-name="P24">1<text:span text:style-name="T16">5</text:span>:30 – 1<text:span text:style-name="T16">6</text:span>:<text:span text:style-name="T16">0</text:span>0</text:p>
          </table:table-cell>
          <table:table-cell table:style-name="Table1.E2" table:number-columns-spanned="3" office:value-type="string">
            <text:p text:style-name="P29">Intervalo</text:p>
          </table:table-cell>
          <table:covered-table-cell/>
          <table:covered-table-cell/>
        </table:table-row>
        <table:table-row table:style-name="Table1.1">
          <table:covered-table-cell table:style-name="Table1.A2"/>
          <table:table-cell table:style-name="Table1.B2" office:value-type="string">
            <text:p text:style-name="P27">1<text:span text:style-name="T16">6</text:span>:<text:span text:style-name="T16">0</text:span>0 – 1<text:span text:style-name="T16">7</text:span>:00</text:p>
          </table:table-cell>
          <table:table-cell table:style-name="Table1.B2" office:value-type="string">
            <text:p text:style-name="P12">Porque eu gosto de trabalhar <text:line-break/>com open source</text:p>
            <text:p text:style-name="P40">Mateus Oliveira</text:p>
          </table:table-cell>
          <table:table-cell table:style-name="Table1.B2" office:value-type="string">
            <text:p text:style-name="P12">Curvas Fernéticas Animadas</text:p>
            <text:p text:style-name="P40">Ole Peter Smith</text:p>
          </table:table-cell>
          <table:table-cell table:style-name="Table1.E2" office:value-type="string">
            <text:p text:style-name="P12">Inspecionando pacotes RPM</text:p>
            <text:p text:style-name="P40">Emanuel Baptista Haine</text:p>
          </table:table-cell>
        </table:table-row>
        <table:table-row table:style-name="Table1.1">
          <table:covered-table-cell table:style-name="Table1.A2"/>
          <table:table-cell table:style-name="Table1.B2" office:value-type="string">
            <text:p text:style-name="P24">1<text:span text:style-name="T16">7</text:span>:00 – 1<text:span text:style-name="T16">8</text:span>:00</text:p>
          </table:table-cell>
          <table:table-cell table:style-name="Table1.E2" table:number-columns-spanned="3" office:value-type="string">
            <text:p text:style-name="P11">Painel: É possível vencer a canibalização do Mercado?</text:p>
            <text:p text:style-name="P37">Organização ConFLOSS e Convidados</text:p>
          </table:table-cell>
          <table:covered-table-cell/>
          <table:covered-table-cell/>
        </table:table-row>
        <table:table-row table:style-name="Table1.1">
          <table:covered-table-cell table:style-name="Table1.A2"/>
          <table:table-cell table:style-name="Table1.B2" office:value-type="string">
            <text:p text:style-name="P29">19:00</text:p>
          </table:table-cell>
          <table:table-cell table:style-name="Table1.E2" table:number-columns-spanned="3" office:value-type="string">
            <text:p text:style-name="P29">Happy Hour</text:p>
          </table:table-cell>
          <table:covered-table-cell/>
          <table:covered-table-cell/>
        </table:table-row>
      </table:table>
      <text:p text:style-name="P4"/>
      <text:p text:style-name="P7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10" office:value-type="string">
            <text:p text:style-name="P51">SÁ<text:span text:style-name="T17">B</text:span></text:p>
            <text:p text:style-name="P58">24</text:p>
            <text:p text:style-name="P62"><text:span text:style-name="T12">AGO</text:span><text:line-break/></text:p>
            <text:p text:style-name="P64">Presencial</text:p>
          </table:table-cell>
          <table:table-cell table:style-name="Table2.B1" office:value-type="string">
            <text:p text:style-name="P53">Horário</text:p>
          </table:table-cell>
          <table:table-cell table:style-name="Table2.B1" office:value-type="string">
            <text:p text:style-name="P53">Sala 1</text:p>
          </table:table-cell>
          <table:table-cell table:style-name="Table2.B1" office:value-type="string">
            <text:p text:style-name="P53">Sala 2</text:p>
          </table:table-cell>
          <table:table-cell table:style-name="Table2.E1" office:value-type="string">
            <text:p text:style-name="P55">Sala 3</text:p>
          </table:table-cell>
        </table:table-row>
        <table:table-row table:style-name="Table2.1">
          <table:covered-table-cell table:style-name="Table2.A2"/>
          <table:table-cell table:style-name="Table2.B2" office:value-type="string">
            <text:p text:style-name="P19"><text:span text:style-name="T17">09</text:span>:00 – <text:span text:style-name="T16">11</text:span><text:span text:style-name="T11">:</text:span><text:span text:style-name="T16">0</text:span><text:span text:style-name="T11">0</text:span></text:p>
          </table:table-cell>
          <table:table-cell table:style-name="Table2.B2" office:value-type="string">
            <text:p text:style-name="P16"><text:span text:style-name="T19">Mini-Tutorial</text:span><text:line-break/>Refatorando aplicações na prática</text:p>
            <text:p text:style-name="P39">Vinicius Campitelli</text:p>
          </table:table-cell>
          <table:table-cell table:style-name="Table2.B2" office:value-type="string">
            <text:p text:style-name="P16"><text:span text:style-name="T19">Mini-Tutorial</text:span><text:line-break/>Monte sua primeira loja <text:line-break/>virtual com WooCommerce</text:p>
            <text:p text:style-name="P39">Marco Andrei Kichalowski</text:p>
          </table:table-cell>
          <table:table-cell table:style-name="Table2.E2" office:value-type="string">
            <text:p text:style-name="P16"><text:span text:style-name="T19">Mini-Tutorial</text:span><text:line-break/>Expressões Regulares</text:p>
            <text:p text:style-name="P39">Julio Neves</text:p>
          </table:table-cell>
        </table:table-row>
        <table:table-row table:style-name="Table2.1">
          <table:covered-table-cell table:style-name="Table2.A2"/>
          <table:table-cell table:style-name="Table2.B2" office:value-type="string">
            <text:p text:style-name="P28">1<text:span text:style-name="T17">1</text:span>:<text:span text:style-name="T16">0</text:span>0 – 1<text:span text:style-name="T17">2</text:span>:<text:span text:style-name="T16">0</text:span>0</text:p>
          </table:table-cell>
          <table:table-cell table:style-name="Table2.B2" office:value-type="string">
            <text:p text:style-name="P31">Wazuh, o polvo da <text:line-break/>cibersegurança defensiva</text:p>
            <text:p text:style-name="P44">Marcius da Costa Silveira</text:p>
          </table:table-cell>
          <table:table-cell table:style-name="Table2.B2" office:value-type="string">
            <text:p text:style-name="P31">Zabbix – Usando os Parâmetros de Usuários pra monitoramento <text:line-break/>de bancos de dados</text:p>
            <text:p text:style-name="P44">Lúcio Chiessi</text:p>
          </table:table-cell>
          <table:table-cell table:style-name="Table2.E2" office:value-type="string">
            <text:p text:style-name="P31">De programador local a líder global</text:p>
            <text:p text:style-name="P44">Rircardo Coelho</text:p>
          </table:table-cell>
        </table:table-row>
        <table:table-row table:style-name="Table2.1">
          <table:covered-table-cell table:style-name="Table2.A2"/>
          <table:table-cell table:style-name="Table2.B2" office:value-type="string">
            <text:p text:style-name="P25">1<text:span text:style-name="T17">2</text:span><text:span text:style-name="T16">:00</text:span> – 1<text:span text:style-name="T16">4</text:span>:<text:span text:style-name="T17">0</text:span>0</text:p>
          </table:table-cell>
          <table:table-cell table:style-name="Table2.E2" table:number-columns-spanned="3" office:value-type="string">
            <text:p text:style-name="P33"><text:span text:style-name="T22">Intervalo para </text:span>Almoço</text:p>
          </table:table-cell>
          <table:covered-table-cell/>
          <table:covered-table-cell/>
        </table:table-row>
        <table:table-row table:style-name="Table2.1">
          <table:covered-table-cell table:style-name="Table2.A2"/>
          <table:table-cell table:style-name="Table2.B2" office:value-type="string">
            <text:p text:style-name="P22">1<text:span text:style-name="T16">4</text:span>:<text:span text:style-name="T17">0</text:span>0 – 1<text:span text:style-name="T16">5</text:span>:<text:span text:style-name="T17">0</text:span>0</text:p>
          </table:table-cell>
          <table:table-cell table:style-name="Table2.C5" table:number-columns-spanned="3" office:value-type="string">
            <text:p text:style-name="P9">Keynote: Já fomos bons nisso!</text:p>
            <text:p text:style-name="P38">Julio Neves</text:p>
          </table:table-cell>
          <table:covered-table-cell/>
          <table:covered-table-cell/>
        </table:table-row>
        <table:table-row table:style-name="Table2.1">
          <table:covered-table-cell table:style-name="Table2.A2"/>
          <table:table-cell table:style-name="Table2.B2" office:value-type="string">
            <text:p text:style-name="P25">1<text:span text:style-name="T16">5</text:span>:<text:span text:style-name="T17">0</text:span>0 – 1<text:span text:style-name="T17">5</text:span>:<text:span text:style-name="T17">3</text:span>0</text:p>
          </table:table-cell>
          <table:table-cell table:style-name="Table2.E2" table:number-columns-spanned="3" office:value-type="string">
            <text:p text:style-name="P30">Intervalo</text:p>
          </table:table-cell>
          <table:covered-table-cell/>
          <table:covered-table-cell/>
        </table:table-row>
        <table:table-row table:style-name="Table2.1">
          <table:covered-table-cell table:style-name="Table2.A2"/>
          <table:table-cell table:style-name="Table2.B2" office:value-type="string">
            <text:p text:style-name="P28">1<text:span text:style-name="T18">5</text:span>:<text:span text:style-name="T18">3</text:span>0 – 1<text:span text:style-name="T18">6</text:span>:<text:span text:style-name="T18">3</text:span>0</text:p>
          </table:table-cell>
          <table:table-cell table:style-name="Table2.B2" office:value-type="string">
            <text:p text:style-name="P10">Criando esteiras de CI/CD performáticas e seguras</text:p>
            <text:p text:style-name="P39">Vinícius Campitelli</text:p>
          </table:table-cell>
          <table:table-cell table:style-name="Table2.B2" office:value-type="string">
            <text:p text:style-name="P10">Observabilidade Além do Alcance</text:p>
            <text:p text:style-name="P39">Rafael Martin Alves Ferreira</text:p>
          </table:table-cell>
          <table:table-cell table:style-name="Table2.E2" office:value-type="string">
            <text:p text:style-name="P10">Dominando o Troubleshooting: Estratégias e Ferramentas para Resolução de Problemas</text:p>
            <text:p text:style-name="P39">Emanuel Baptista Haine</text:p>
          </table:table-cell>
        </table:table-row>
        <table:table-row table:style-name="Table2.1">
          <table:covered-table-cell table:style-name="Table2.A2"/>
          <table:table-cell table:style-name="Table2.B2" office:value-type="string">
            <text:p text:style-name="P25">1<text:span text:style-name="T18">6</text:span>:<text:span text:style-name="T18">3</text:span>0 – 1<text:span text:style-name="T18">7</text:span>:<text:span text:style-name="T18">3</text:span>0</text:p>
          </table:table-cell>
          <table:table-cell table:style-name="Table2.B2" office:value-type="string">
            <text:p text:style-name="P9">5 plataformas livres para construir seu e-commerce</text:p>
            <text:p text:style-name="P38">Marco Andrei Kichalowsky</text:p>
          </table:table-cell>
          <table:table-cell table:style-name="Table2.B2" office:value-type="string">
            <text:p text:style-name="P32"><text:span text:style-name="T20">Git Branching: Equívocos, Erros e Soluções<text:line-break/>Er </text:span>Galvão <text:span text:style-name="T20">Abbott</text:span></text:p>
          </table:table-cell>
          <table:table-cell table:style-name="Table2.E2" office:value-type="string">
            <text:p text:style-name="P9">Revisando os conceitos: Hacker ou Maker?</text:p>
            <text:p text:style-name="P38">Antonio Marques</text:p>
          </table:table-cell>
        </table:table-row>
        <table:table-row table:style-name="Table2.1">
          <table:covered-table-cell table:style-name="Table2.A2"/>
          <table:table-cell table:style-name="Table2.B2" office:value-type="string">
            <text:p text:style-name="P30"><text:span text:style-name="T18">17:30 - </text:span>1<text:span text:style-name="T18">8</text:span>:00</text:p>
          </table:table-cell>
          <table:table-cell table:style-name="Table2.C5" table:number-columns-spanned="3" office:value-type="string">
            <text:p text:style-name="P30">Cerimônia Oficial de Encerramento</text:p>
            <text:p text:style-name="P43">Organização ConFLOSS</text:p>
          </table:table-cell>
          <table:covered-table-cell/>
          <table:covered-table-cell/>
        </table:table-row>
        <table:table-row table:style-name="Table2.1">
          <table:covered-table-cell table:style-name="Table2.A2"/>
          <table:table-cell table:style-name="Table2.B2" office:value-type="string">
            <text:p text:style-name="P34">19:00</text:p>
          </table:table-cell>
          <table:table-cell table:style-name="Table2.E2" table:number-columns-spanned="3" office:value-type="string">
            <text:p text:style-name="P34">Happy Hour</text:p>
          </table:table-cell>
          <table:covered-table-cell/>
          <table:covered-table-cell/>
        </table:table-row>
      </table:table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FreeSans1" fo:font-family="FreeSans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peaker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alk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M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M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MT1" style:family="text">
      <style:text-properties style:font-name="Ostrich Sans Black" fo:font-size="20pt" officeooo:rsid="00056709" style:font-size-asian="20pt" style:font-size-complex="20pt"/>
    </style:style>
    <style:style style:name="MT2" style:family="text">
      <style:text-properties style:font-name="Ostrich Sans Black" fo:font-size="16pt" officeooo:rsid="00056709" style:font-size-asian="16pt" style:font-size-complex="16pt"/>
    </style:style>
    <style:style style:name="MT3" style:family="text">
      <style:text-properties style:font-name="Ostrich Sans Black" fo:font-size="20pt" officeooo:rsid="00343b74" style:font-size-asian="20pt" style:font-size-complex="20pt"/>
    </style:style>
    <style:style style:name="MT4" style:family="text">
      <style:text-properties style:font-name="Ostrich Sans Black" fo:font-size="13pt" officeooo:rsid="0030671b" style:font-size-asian="13pt" style:font-size-complex="13pt"/>
    </style:style>
    <style:style style:name="MT5" style:family="text">
      <style:text-properties style:font-name="Ostrich Sans Black" fo:font-size="6pt" officeooo:rsid="0030671b" style:font-size-asian="6pt" style:font-size-complex="6pt"/>
    </style:style>
    <style:style style:name="MT6" style:family="text">
      <style:text-properties style:font-name="Ostrich Sans Black" fo:font-size="16pt" officeooo:rsid="0030671b" style:font-size-asian="16pt" style:font-size-complex="16pt"/>
    </style:style>
    <style:style style:name="MT7" style:family="text">
      <style:text-properties fo:font-size="9pt" style:font-size-asian="9pt" style:font-size-complex="9pt"/>
    </style:style>
    <style:style style:name="MT8" style:family="text">
      <style:text-properties fo:font-size="9pt" officeooo:rsid="003b4bdf" style:font-size-asian="9pt" style:font-size-complex="9pt"/>
    </style:style>
    <style:style style:name="MT9" style:family="text">
      <style:text-properties fo:font-size="9pt" style:text-underline-style="none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char" svg:x="-0.1102in" svg:y="0.0134in" svg:width="0.5091in" svg:height="0.5091in" draw:z-index="2"><draw:image xlink:href="Pictures/10000001000003E8000003E8D71D4DE9.png" xlink:type="simple" xlink:show="embed" xlink:actuate="onLoad" draw:mime-type="image/png"/></draw:frame><text:span text:style-name="MT1">C</text:span><text:span text:style-name="MT2">on</text:span><text:span text:style-name="MT1">FLOSS ‘2</text:span><text:span text:style-name="MT3">4</text:span><text:span text:style-name="MT1"> – C</text:span><text:span text:style-name="MT2">onfer</text:span><draw:frame draw:style-name="Mfr1" draw:name="Image2 Copy 1" text:anchor-type="char" svg:x="3.5028in" svg:y="0.0138in" svg:width="0.061in" svg:height="0.0563in" draw:z-index="8"><draw:image xlink:href="Pictures/1000000100000025000000224059E1AD.png" xlink:type="simple" xlink:show="embed" xlink:actuate="onLoad" draw:mime-type="image/png"/></draw:frame><text:span text:style-name="MT2">encia</text:span><text:span text:style-name="MT1"> </text:span><text:span text:style-name="MT2">de</text:span><text:span text:style-name="MT1"> F</text:span><text:span text:style-name="MT2">ree</text:span><text:span text:style-name="MT1">/L</text:span><text:span text:style-name="MT2">ibre</text:span><text:span text:style-name="MT1"> </text:span><text:span text:style-name="MT2">e</text:span><text:span text:style-name="MT1"> O</text:span><text:span text:style-name="MT2">pen</text:span><text:span text:style-name="MT1"> S</text:span><text:span text:style-name="MT2">ource</text:span><text:span text:style-name="MT1"> S</text:span><text:span text:style-name="MT2">oftware – </text:span><text:span text:style-name="MT4">v</text:span><text:span text:style-name="MT5"> </text:span><text:span text:style-name="MT6">0.1.0</text:span></text:p>
      </style:header>
      <style:footer>
        <text:p text:style-name="MP2"><draw:frame draw:style-name="Mfr1" draw:name="Image6" text:anchor-type="char" svg:x="2.6299in" svg:y="-0.0201in" svg:width="0.4909in" svg:height="0.1728in" draw:z-index="5"><draw:image xlink:href="Pictures/10000001000000580000001F8E790E43.png" xlink:type="simple" xlink:show="embed" xlink:actuate="onLoad" draw:mime-type="image/png"/></draw:frame><text:span text:style-name="MT7">CC BY-SA ConFLOSS - <text:s text:c="2"/>Versão 0.1.</text:span><text:span text:style-name="MT8">0</text:span><text:span text:style-name="MT7"> - </text:span><text:span text:style-name="MT8">2024-06-26</text:span></text:p>
        <text:p text:style-name="MP3"><text:span text:style-name="MT7">Programação sujeita a alterações sem prévio aviso. Para maiores detalhes sobre as atividades: </text:span><text:a xlink:type="simple" xlink:href="https://confloss.com.br/conteudo-aprovado-2024/" text:style-name="Internet_20_link" text:visited-style-name="Visited_20_Internet_20_Link"><text:span text:style-name="MT9">confloss.com.br/conteudo-aprovado-2024</text:span></text:a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2:03:50.726158736</meta:creation-date>
    <dc:date>2024-06-27T07:47:02.779349693</dc:date>
    <meta:editing-duration>PT11H47M26S</meta:editing-duration>
    <meta:editing-cycles>59</meta:editing-cycles>
    <meta:generator>LibreOffice/24.2.4.2$Linux_X86_64 LibreOffice_project/420$Build-2</meta:generator>
    <meta:print-date>2024-06-27T07:49:26.099612336</meta:print-date>
    <meta:printed-by>PDF files</meta:printed-by>
    <meta:document-statistic meta:table-count="3" meta:image-count="3" meta:object-count="0" meta:page-count="3" meta:paragraph-count="137" meta:word-count="540" meta:character-count="3601" meta:non-whitespace-character-count="3161"/>
  </office:meta>
</office:document-meta>
</file>